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rmsWriter.setFieldInfos( FieldInfos fieldInf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sWriter.addThread( DocInverterPerThread docInverterPerTh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sWriter.flush( Map threadsAndFields , SegmentWriteState stat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7">
            <text:p text:style-name="Table_20_Contents">37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NormsWriter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rmsWriter.closeDocStore( SegmentWrite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rmsWriter.files( Collection 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